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78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2.72mm"/>
    </style:style>
    <style:style style:name="co6" style:family="table-column">
      <style:table-column-properties fo:break-before="auto" style:column-width="25.35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7.64mm"/>
    </style:style>
    <style:style style:name="co9" style:family="table-column">
      <style:table-column-properties fo:break-before="auto" style:column-width="31.41mm"/>
    </style:style>
    <style:style style:name="co10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 style:data-style-name="N41">
      <style:table-cell-properties fo:border="0.74pt solid #000000"/>
    </style:style>
    <style:style style:name="ce26" style:family="table-cell" style:parent-style-name="Default" style:data-style-name="N41"/>
    <style:style style:name="ce4" style:family="table-cell" style:parent-style-name="Default" style:data-style-name="N3">
      <style:table-cell-properties fo:border="0.74pt solid #000000"/>
    </style:style>
    <style:style style:name="ce5" style:family="table-cell" style:parent-style-name="Default" style:data-style-name="N1">
      <style:table-cell-properties fo:border="0.74pt solid #000000"/>
    </style:style>
    <style:style style:name="ce6" style:family="table-cell" style:parent-style-name="Default" style:data-style-name="N1"/>
    <style:style style:name="ce7" style:family="table-cell" style:parent-style-name="Default" style:data-style-name="N3">
      <style:table-cell-properties fo:border="0.74pt solid #000000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9" style:family="table-cell" style:parent-style-name="Default">
      <style:table-cell-properties fo:border-bottom="none" fo:background-color="#ffff99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ackground-color="#ffff99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ff9999" style:text-align-source="fix" style:repeat-content="false" fo:border-left="0.74pt solid #000000" fo:border-right="0.74pt solid #000000" fo:border-top="0.74pt solid #000000" style:vertical-align="justify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 style:data-style-name="N41">
      <style:table-cell-properties fo:border-bottom="none" fo:background-color="#ffff99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ffff99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ffff99" fo:border-left="0.74pt solid #000000" fo:border-right="none" fo:border-top="none"/>
    </style:style>
    <style:style style:name="ce18" style:family="table-cell" style:parent-style-name="Default" style:data-style-name="N41">
      <style:table-cell-properties fo:border-bottom="none" fo:background-color="#ff9999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ff9999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f9999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ffff99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4"/>
        <table:table-column table:style-name="co1" table:number-columns-repeated="2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Genotype:Phenotype (base scenario = 11 controls)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No Controls</text:p>
          </table:table-cell>
          <table:table-cell table:style-name="ce1" office:value-type="string" calcext:value-type="string">
            <text:p>PricePerControl</text:p>
          </table:table-cell>
          <table:table-cell table:style-name="ce1" office:value-type="string" calcext:value-type="string">
            <text:p>PricePerLactation</text:p>
          </table:table-cell>
          <table:table-cell table:number-columns-repeated="2"/>
          <table:table-cell table:style-name="ce3" office:value-type="string" calcext:value-type="string">
            <text:p>“1:1</text:p>
          </table:table-cell>
          <table:table-cell table:number-columns-repeated="2"/>
          <table:table-cell table:style-name="ce1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.3" calcext:value-type="float">
            <text:p>3.3</text:p>
          </table:table-cell>
          <table:table-cell table:style-name="ce2" table:formula="of:=[.A3]*[.B3]" office:value-type="float" office:value="3.3" calcext:value-type="float">
            <text:p>3.3</text:p>
          </table:table-cell>
          <table:table-cell table:formula="of:=[.C3]/[.C4]" office:value-type="float" office:value="0.531914893617021" calcext:value-type="float">
            <text:p>0.531914893617021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 office:value-type="string" calcext:value-type="string">
            <text:p>ICAR scheme</text:p>
          </table:table-cell>
          <table:table-cell table:style-name="ce1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 table:style-name="Default" table:number-columns-repeated="2"/>
          <table:table-cell office:value-type="string" calcext:value-type="string">
            <text:p>RealizedGeno</text:p>
          </table:table-cell>
          <table:table-cell office:value-type="string" calcext:value-type="string">
            <text:p>LeftResources</text:p>
          </table:table-cell>
          <table:table-cell office:value-type="string" calcext:value-type="string">
            <text:p>LeftFullPhenotyping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[.B3]*0.94" office:value-type="float" office:value="3.102" calcext:value-type="float">
            <text:p>3.1</text:p>
          </table:table-cell>
          <table:table-cell table:style-name="ce2" table:formula="of:=[.A4]*[.B4]" office:value-type="float" office:value="6.204" calcext:value-type="float">
            <text:p>6.2</text:p>
          </table:table-cell>
          <table:table-cell table:formula="of:=[.C4]/[.C5]" office:value-type="float" office:value="0.709219858156028" calcext:value-type="float">
            <text:p>0.709219858156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B18]*([.C13]-[.C12])" office:value-type="float" office:value="6959.39431968799" calcext:value-type="float">
            <text:p>6,959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I4]/[.$C$13]" office:value-type="float" office:value="355.947775628626" calcext:value-type="float">
            <text:p>356</text:p>
          </table:table-cell>
          <table:table-cell table:formula="of:=[.J4]/8" office:value-type="float" office:value="44.4934719535782" calcext:value-type="float">
            <text:p>44</text:p>
          </table:table-cell>
          <table:table-cell table:style-name="ce6" office:value-type="float" office:value="355" calcext:value-type="float">
            <text:p>355</text:p>
          </table:table-cell>
          <table:table-cell table:style-name="ce6" table:formula="of:=[.J4]-[.M4]" office:value-type="float" office:value="0.947775628626005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[.B4]*0.94" office:value-type="float" office:value="2.91588" calcext:value-type="float">
            <text:p>2.9</text:p>
          </table:table-cell>
          <table:table-cell table:style-name="ce2" table:formula="of:=[.A5]*[.B5]" office:value-type="float" office:value="8.74764" calcext:value-type="float">
            <text:p>8.7</text:p>
          </table:table-cell>
          <table:table-cell table:formula="of:=[.C5]/[.C6]" office:value-type="float" office:value="0.797872340425532" calcext:value-type="float">
            <text:p>0.797872340425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B18]*([.C13]-[.C11])" office:value-type="float" office:value="15669.5248825015" calcext:value-type="float">
            <text:p>15,670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I5]/[.$C$13]" office:value-type="float" office:value="801.439359644431" calcext:value-type="float">
            <text:p>801</text:p>
          </table:table-cell>
          <table:table-cell table:formula="of:=[.J5]/8" office:value-type="float" office:value="100.179919955554" calcext:value-type="float">
            <text:p>100</text:p>
          </table:table-cell>
          <table:table-cell table:style-name="ce6" office:value-type="float" office:value="800" calcext:value-type="float">
            <text:p>800</text:p>
          </table:table-cell>
          <table:table-cell table:style-name="ce6" table:formula="of:=[.J5]-[.M5]" office:value-type="float" office:value="1.43935964443097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[.B5]*0.94" office:value-type="float" office:value="2.7409272" calcext:value-type="float">
            <text:p>2.7</text:p>
          </table:table-cell>
          <table:table-cell table:style-name="ce2" table:formula="of:=[.A6]*[.B6]" office:value-type="float" office:value="10.9637088" calcext:value-type="float">
            <text:p>11.0</text:p>
          </table:table-cell>
          <table:table-cell table:formula="of:=[.C6]/[.C7]" office:value-type="float" office:value="0.851063829787234" calcext:value-type="float">
            <text:p>0.8510638297872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B18]*([.C13]-[.C10])" office:value-type="float" office:value="26325.535677433" calcext:value-type="float">
            <text:p>26,326</text:p>
          </table:table-cell>
          <table:table-cell table:formula="of:=[.I6]/[.$C$13]" office:value-type="float" office:value="1346.45565923823" calcext:value-type="float">
            <text:p>1,346</text:p>
          </table:table-cell>
          <table:table-cell table:formula="of:=[.I6]/[.$C$13]" office:value-type="float" office:value="1346.45565923823" calcext:value-type="float">
            <text:p>1346</text:p>
          </table:table-cell>
          <table:table-cell table:formula="of:=[.J6]/8" office:value-type="float" office:value="168.306957404779" calcext:value-type="float">
            <text:p>168</text:p>
          </table:table-cell>
          <table:table-cell table:style-name="ce6" office:value-type="float" office:value="1345" calcext:value-type="float">
            <text:p>1345</text:p>
          </table:table-cell>
          <table:table-cell table:style-name="ce6" table:formula="of:=[.J6]-[.M6]" office:value-type="float" office:value="1.45565923823006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[.B6]*0.94" office:value-type="float" office:value="2.576471568" calcext:value-type="float">
            <text:p>2.6</text:p>
          </table:table-cell>
          <table:table-cell table:style-name="ce2" table:formula="of:=[.A7]*[.B7]" office:value-type="float" office:value="12.88235784" calcext:value-type="float">
            <text:p>12.9</text:p>
          </table:table-cell>
          <table:table-cell table:formula="of:=[.C7]/[.C8]" office:value-type="float" office:value="0.886524822695036" calcext:value-type="float">
            <text:p>0.8865248226950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B18]*([.C13]-[.C7])" office:value-type="float" office:value="72195.9389278057" calcext:value-type="float">
            <text:p>72,196</text:p>
          </table:table-cell>
          <table:table-cell table:formula="of:=[.I7]/[.$C$13]" office:value-type="float" office:value="3692.56039969936" calcext:value-type="float">
            <text:p>3,693</text:p>
          </table:table-cell>
          <table:table-cell table:formula="of:=[.I7]/[.$C$13]" office:value-type="float" office:value="3692.56039969936" calcext:value-type="float">
            <text:p>3693</text:p>
          </table:table-cell>
          <table:table-cell table:formula="of:=[.J7]/8" office:value-type="float" office:value="461.57004996242" calcext:value-type="float">
            <text:p>462</text:p>
          </table:table-cell>
          <table:table-cell table:style-name="ce6" office:value-type="float" office:value="3695" calcext:value-type="float">
            <text:p>3695</text:p>
          </table:table-cell>
          <table:table-cell table:style-name="ce6" table:formula="of:=[.J7]-[.M7]" office:value-type="float" office:value="-2.43960030063999" calcext:value-type="float">
            <text:p>-2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[.B7]*0.94" office:value-type="float" office:value="2.42188327392" calcext:value-type="float">
            <text:p>2.4</text:p>
          </table:table-cell>
          <table:table-cell table:style-name="ce2" table:formula="of:=[.A8]*[.B8]" office:value-type="float" office:value="14.53129964352" calcext:value-type="float">
            <text:p>14.5</text:p>
          </table:table-cell>
          <table:table-cell table:formula="of:=[.C8]/[.C9]" office:value-type="float" office:value="0.911854103343465" calcext:value-type="float">
            <text:p>0.911854103343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B18]*([.C13]-[.C4])" office:value-type="float" office:value="144489.162545806" calcext:value-type="float">
            <text:p>144,489</text:p>
          </table:table-cell>
          <table:table-cell table:formula="of:=[.I8]/[.$C$13]" office:value-type="float" office:value="7390.09655842124" calcext:value-type="float">
            <text:p>7,390</text:p>
          </table:table-cell>
          <table:table-cell table:formula="of:=[.I8]/[.$C$13]" office:value-type="float" office:value="7390.09655842124" calcext:value-type="float">
            <text:p>7390</text:p>
          </table:table-cell>
          <table:table-cell table:formula="of:=[.J8]/8" office:value-type="float" office:value="923.762069802655" calcext:value-type="float">
            <text:p>924</text:p>
          </table:table-cell>
          <table:table-cell table:style-name="ce6" office:value-type="float" office:value="4774" calcext:value-type="float">
            <text:p>4774</text:p>
          </table:table-cell>
          <table:table-cell table:style-name="ce6" table:formula="of:=[.J8]-[.M8]" office:value-type="float" office:value="2616.09655842124" calcext:value-type="float">
            <text:p>2616</text:p>
          </table:table-cell>
          <table:table-cell table:formula="of:=[.N8]/1" office:value-type="float" office:value="2616.09655842124" calcext:value-type="float">
            <text:p>2616.0965584212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[.B8]*0.94" office:value-type="float" office:value="2.2765702774848" calcext:value-type="float">
            <text:p>2.3</text:p>
          </table:table-cell>
          <table:table-cell table:style-name="ce2" table:formula="of:=[.A9]*[.B9]" office:value-type="float" office:value="15.9359919423936" calcext:value-type="float">
            <text:p>15.9</text:p>
          </table:table-cell>
          <table:table-cell table:formula="of:=[.C9]/[.C10]" office:value-type="float" office:value="0.930851063829787" calcext:value-type="float">
            <text:p>0.93085106382978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B18]*([.C13]-[.C3])" office:value-type="float" office:value="175924.962545806" calcext:value-type="float">
            <text:p>175,925</text:p>
          </table:table-cell>
          <table:table-cell table:formula="of:=[.I9]/[.$C$13]" office:value-type="float" office:value="8997.92370128789" calcext:value-type="float">
            <text:p>8,998</text:p>
          </table:table-cell>
          <table:table-cell table:formula="of:=[.I9]/[.$C$13]" office:value-type="float" office:value="8997.92370128789" calcext:value-type="float">
            <text:p>8998</text:p>
          </table:table-cell>
          <table:table-cell table:formula="of:=[.J9]/8" office:value-type="float" office:value="1124.74046266099" calcext:value-type="float">
            <text:p>1125</text:p>
          </table:table-cell>
          <table:table-cell table:style-name="ce6" office:value-type="float" office:value="4974" calcext:value-type="float">
            <text:p>4974</text:p>
          </table:table-cell>
          <table:table-cell table:style-name="ce6" table:formula="of:=[.J9]-[.M9]" office:value-type="float" office:value="4023.92370128789" calcext:value-type="float">
            <text:p>4024</text:p>
          </table:table-cell>
          <table:table-cell table:formula="of:=[.N9]/1" office:value-type="float" office:value="4023.92370128789" calcext:value-type="float">
            <text:p>4023.9237012878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[.B9]*0.94" office:value-type="float" office:value="2.13997606083571" calcext:value-type="float">
            <text:p>2.1</text:p>
          </table:table-cell>
          <table:table-cell table:style-name="ce2" table:formula="of:=[.A10]*[.B10]" office:value-type="float" office:value="17.1198084866857" calcext:value-type="float">
            <text:p>17.1</text:p>
          </table:table-cell>
          <table:table-cell table:formula="of:=[.C10]/[.C11]" office:value-type="float" office:value="0.945626477541372" calcext:value-type="float">
            <text:p>0.945626477541372</text:p>
          </table:table-cell>
          <table:table-cell/>
          <table:table-cell table:style-name="Default" table:number-columns-repeated="5"/>
          <table:table-cell table:formula="of:=[.I10]/[.$C$13]" office:value-type="float" office:value="0" calcext:value-type="float">
            <text:p>0</text:p>
          </table:table-cell>
          <table:table-cell table:formula="of:=[.J10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[.B10]*0.94" office:value-type="float" office:value="2.01157749718557" calcext:value-type="float">
            <text:p>2.0</text:p>
          </table:table-cell>
          <table:table-cell table:style-name="ce2" table:formula="of:=[.A11]*[.B11]" office:value-type="float" office:value="18.1041974746701" calcext:value-type="float">
            <text:p>18.1</text:p>
          </table:table-cell>
          <table:table-cell table:formula="of:=[.C11]/[.C12]" office:value-type="float" office:value="0.957446808510635" calcext:value-type="float">
            <text:p>0.957446808510635</text:p>
          </table:table-cell>
          <table:table-cell/>
          <table:table-cell table:style-name="Default" table:number-columns-repeated="5"/>
          <table:table-cell table:formula="of:=[.I11]/[.$C$13]" office:value-type="float" office:value="0" calcext:value-type="float">
            <text:p>0</text:p>
          </table:table-cell>
          <table:table-cell table:formula="of:=[.J11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[.B11]*0.94" office:value-type="float" office:value="1.89088284735444" calcext:value-type="float">
            <text:p>1.9</text:p>
          </table:table-cell>
          <table:table-cell table:style-name="ce2" table:formula="of:=[.A12]*[.B12]" office:value-type="float" office:value="18.9088284735444" calcext:value-type="float">
            <text:p>18.9</text:p>
          </table:table-cell>
          <table:table-cell table:formula="of:=[.C12]/[.C13]" office:value-type="float" office:value="0.967117988394585" calcext:value-type="float">
            <text:p>0.967117988394585</text:p>
          </table:table-cell>
          <table:table-cell/>
          <table:table-cell office:value-type="string" calcext:value-type="string">
            <text:p>“1:2</text:p>
          </table:table-cell>
          <table:table-cell table:number-columns-repeated="2"/>
          <table:table-cell table:style-name="ce1" table:number-columns-repeated="2"/>
          <table:table-cell table:formula="of:=[.I12]/[.$C$13]" office:value-type="float" office:value="0" calcext:value-type="float">
            <text:p>0</text:p>
          </table:table-cell>
          <table:table-cell table:formula="of:=[.J12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[.B12]*0.94" office:value-type="float" office:value="1.77742987651317" calcext:value-type="float">
            <text:p>1.8</text:p>
          </table:table-cell>
          <table:table-cell table:style-name="ce2" table:formula="of:=[.A13]*[.B13]" office:value-type="float" office:value="19.5517286416449" calcext:value-type="float">
            <text:p>19.6</text:p>
          </table:table-cell>
          <table:table-cell table:formula="of:=[.C13]/[.C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13]/8" office:value-type="string" office:string-value="" calcext:value-type="error">
            <text:p>#VALUE!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formula="of:=[.I14]/(2*[.$C$13])" office:value-type="float" office:value="177.973887814313" calcext:value-type="float">
            <text:p>178</text:p>
          </table:table-cell>
          <table:table-cell/>
          <table:table-cell table:formula="of:=[.J14]/8" office:value-type="float" office:value="22.2467359767891" calcext:value-type="float">
            <text:p>22</text:p>
          </table:table-cell>
          <table:table-cell office:value-type="float" office:value="182" calcext:value-type="float">
            <text:p>182</text:p>
          </table:table-cell>
          <table:table-cell table:style-name="ce6" table:formula="of:=[.J14]-[.M14]" office:value-type="float" office:value="-4.026112185687" calcext:value-type="float">
            <text:p>-4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formula="of:=[.I15]/(2*[.$C$13])" office:value-type="float" office:value="400.719679822215" calcext:value-type="float">
            <text:p>401</text:p>
          </table:table-cell>
          <table:table-cell/>
          <table:table-cell table:formula="of:=[.J15]/8" office:value-type="float" office:value="50.0899599777769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table:style-name="ce6" table:formula="of:=[.J15]-[.M15]" office:value-type="float" office:value="0.719679822215028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formula="of:=[.I16]/(2*[.$C$13])" office:value-type="float" office:value="673.227829619116" calcext:value-type="float">
            <text:p>673</text:p>
          </table:table-cell>
          <table:table-cell/>
          <table:table-cell table:formula="of:=[.J16]/8" office:value-type="float" office:value="84.1534787023895" calcext:value-type="float">
            <text:p>84</text:p>
          </table:table-cell>
          <table:table-cell office:value-type="float" office:value="675" calcext:value-type="float">
            <text:p>675</text:p>
          </table:table-cell>
          <table:table-cell table:style-name="ce6" table:formula="of:=[.J16]-[.M16]" office:value-type="float" office:value="-1.77217038088395" calcext:value-type="float">
            <text:p>-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formula="of:=[.I17]/(2*[.$C$13])" office:value-type="float" office:value="1846.28019984968" calcext:value-type="float">
            <text:p>1,846</text:p>
          </table:table-cell>
          <table:table-cell/>
          <table:table-cell table:formula="of:=[.J17]/8" office:value-type="float" office:value="230.78502498121" calcext:value-type="float">
            <text:p>231</text:p>
          </table:table-cell>
          <table:table-cell office:value-type="float" office:value="1845" calcext:value-type="float">
            <text:p>1845</text:p>
          </table:table-cell>
          <table:table-cell table:style-name="ce6" table:formula="of:=[.J17]-[.M17]" office:value-type="float" office:value="1.28019984968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Cows</text:p>
          </table:table-cell>
          <table:table-cell office:value-type="float" office:value="10825" calcext:value-type="float">
            <text:p>108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formula="of:=[.I18]/(2*[.$C$13])" office:value-type="float" office:value="3695.04827921062" calcext:value-type="float">
            <text:p>3,695</text:p>
          </table:table-cell>
          <table:table-cell/>
          <table:table-cell table:formula="of:=[.J18]/8" office:value-type="float" office:value="461.881034901327" calcext:value-type="float">
            <text:p>462</text:p>
          </table:table-cell>
          <table:table-cell office:value-type="float" office:value="3695" calcext:value-type="float">
            <text:p>3695</text:p>
          </table:table-cell>
          <table:table-cell table:style-name="ce6" table:formula="of:=[.J18]-[.M18]" office:value-type="float" office:value="0.0482792106199668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formula="of:=[.I19]/(2*[.$C$13])" office:value-type="float" office:value="4498.96185064395" calcext:value-type="float">
            <text:p>4,499</text:p>
          </table:table-cell>
          <table:table-cell/>
          <table:table-cell table:formula="of:=[.J19]/8" office:value-type="float" office:value="562.370231330493" calcext:value-type="float">
            <text:p>562</text:p>
          </table:table-cell>
          <table:table-cell office:value-type="float" office:value="4414" calcext:value-type="float">
            <text:p>4414</text:p>
          </table:table-cell>
          <table:table-cell table:style-name="ce6" table:formula="of:=[.J19]-[.M19]" office:value-type="float" office:value="84.9618506439501" calcext:value-type="float">
            <text:p>85</text:p>
          </table:table-cell>
          <table:table-cell table:formula="of:=[.N19]*2" office:value-type="float" office:value="169.9237012879" calcext:value-type="float">
            <text:p>169.9237012879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0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5"/>
          <table:table-cell table:style-name="Default" table:number-columns-repeated="3"/>
          <table:table-cell table:style-name="ce6"/>
          <table:table-cell table:style-name="Default"/>
          <table:table-cell/>
          <table:table-cell table:formula="of:=[.J21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5"/>
          <table:table-cell office:value-type="string" calcext:value-type="string">
            <text:p>“2:1</text:p>
          </table:table-cell>
          <table:table-cell table:number-columns-repeated="2"/>
          <table:table-cell table:style-name="ce5"/>
          <table:table-cell table:style-name="ce1"/>
          <table:table-cell/>
          <table:table-cell table:formula="of:=[.J22]/8" office:value-type="float" office:value="0" calcext:value-type="float">
            <text:p>0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5"/>
          <table:table-cell office:value-type="string" calcext:value-type="string">
            <text:p>Remove #controls</text:p>
          </table:table-cell>
          <table:table-cell office:value-type="string" calcext:value-type="string">
            <text:p>#controls</text:p>
          </table:table-cell>
          <table:table-cell/>
          <table:table-cell table:style-name="ce5" office:value-type="string" calcext:value-type="string">
            <text:p>Money Saved</text:p>
          </table:table-cell>
          <table:table-cell table:style-name="ce1" office:value-type="string" calcext:value-type="string">
            <text:p>Genotypes</text:p>
          </table:table-cell>
          <table:table-cell/>
          <table:table-cell table:formula="of:=[.J23]/8" office:value-type="string" office:string-value="" calcext:value-type="error">
            <text:p>#VALUE!</text:p>
          </table:table-cell>
          <table:table-cell/>
          <table:table-cell table:style-name="ce6"/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</text:p>
          </table:table-cell>
          <table:table-cell table:formula="of:=[.I4]" office:value-type="float" office:value="6959.39431968799" calcext:value-type="float">
            <text:p>6,959</text:p>
          </table:table-cell>
          <table:table-cell table:style-name="ce7" table:formula="of:=[.I14]/(0.5*[.$C$13])" office:value-type="float" office:value="711.895551257252" calcext:value-type="float">
            <text:p>712</text:p>
          </table:table-cell>
          <table:table-cell/>
          <table:table-cell table:formula="of:=[.J24]/8" office:value-type="float" office:value="88.9869439071565" calcext:value-type="float">
            <text:p>89</text:p>
          </table:table-cell>
          <table:table-cell office:value-type="float" office:value="710" calcext:value-type="float">
            <text:p>710</text:p>
          </table:table-cell>
          <table:table-cell table:style-name="ce6" table:formula="of:=[.J24]-[.M24]" office:value-type="float" office:value="1.89555125725201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5</text:p>
          </table:table-cell>
          <table:table-cell table:formula="of:=[.I5]" office:value-type="float" office:value="15669.5248825015" calcext:value-type="float">
            <text:p>15,670</text:p>
          </table:table-cell>
          <table:table-cell table:style-name="ce7" table:formula="of:=[.I15]/(0.5*[.$C$13])" office:value-type="float" office:value="1602.87871928886" calcext:value-type="float">
            <text:p>1,603</text:p>
          </table:table-cell>
          <table:table-cell/>
          <table:table-cell table:formula="of:=[.J25]/8" office:value-type="float" office:value="200.359839911108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table:style-name="ce6" table:formula="of:=[.J25]-[.M25]" office:value-type="float" office:value="2.87871928886011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6</text:p>
          </table:table-cell>
          <table:table-cell table:formula="of:=[.I6]" office:value-type="float" office:value="26325.535677433" calcext:value-type="float">
            <text:p>26,326</text:p>
          </table:table-cell>
          <table:table-cell table:style-name="ce7" table:formula="of:=[.I16]/(0.5*[.$C$13])" office:value-type="float" office:value="2692.91131847646" calcext:value-type="float">
            <text:p>2,693</text:p>
          </table:table-cell>
          <table:table-cell/>
          <table:table-cell table:formula="of:=[.J26]/8" office:value-type="float" office:value="336.613914809558" calcext:value-type="float">
            <text:p>337</text:p>
          </table:table-cell>
          <table:table-cell office:value-type="float" office:value="2695" calcext:value-type="float">
            <text:p>2695</text:p>
          </table:table-cell>
          <table:table-cell table:style-name="ce6" table:formula="of:=[.J26]-[.M26]" office:value-type="float" office:value="-2.08868152353989" calcext:value-type="float">
            <text:p>-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9</text:p>
          </table:table-cell>
          <table:table-cell table:formula="of:=[.I7]" office:value-type="float" office:value="72195.9389278057" calcext:value-type="float">
            <text:p>72,196</text:p>
          </table:table-cell>
          <table:table-cell table:style-name="ce7" table:formula="of:=[.I17]/(0.5*[.$C$13])" office:value-type="float" office:value="7385.12079939873" calcext:value-type="float">
            <text:p>7,385</text:p>
          </table:table-cell>
          <table:table-cell/>
          <table:table-cell table:formula="of:=[.J27]/8" office:value-type="float" office:value="923.140099924841" calcext:value-type="float">
            <text:p>923</text:p>
          </table:table-cell>
          <table:table-cell office:value-type="float" office:value="4774" calcext:value-type="float">
            <text:p>4774</text:p>
          </table:table-cell>
          <table:table-cell table:style-name="ce6" table:formula="of:=[.J27]-[.M27]" office:value-type="float" office:value="2611.12079939873" calcext:value-type="float">
            <text:p>2611</text:p>
          </table:table-cell>
          <table:table-cell table:formula="of:=[.N27]/2" office:value-type="float" office:value="1305.56039969937" calcext:value-type="float">
            <text:p>1305.56039969937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[.I8]" office:value-type="float" office:value="144489.162545806" calcext:value-type="float">
            <text:p>144,489</text:p>
          </table:table-cell>
          <table:table-cell table:style-name="ce7" table:formula="of:=[.I18]/(0.5*[.$C$13])" office:value-type="float" office:value="14780.1931168425" calcext:value-type="float">
            <text:p>14,780</text:p>
          </table:table-cell>
          <table:table-cell/>
          <table:table-cell table:formula="of:=[.J28]/8" office:value-type="float" office:value="1847.52413960531" calcext:value-type="float">
            <text:p>1848</text:p>
          </table:table-cell>
          <table:table-cell office:value-type="float" office:value="5694" calcext:value-type="float">
            <text:p>5694</text:p>
          </table:table-cell>
          <table:table-cell table:style-name="ce6" table:formula="of:=[.J28]-[.M28]" office:value-type="float" office:value="9086.1931168425" calcext:value-type="float">
            <text:p>9086</text:p>
          </table:table-cell>
          <table:table-cell table:formula="of:=[.N28]/2" office:value-type="float" office:value="4543.09655842125" calcext:value-type="float">
            <text:p>4543.0965584212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table:formula="of:=[.I9]" office:value-type="float" office:value="175924.962545806" calcext:value-type="float">
            <text:p>175,925</text:p>
          </table:table-cell>
          <table:table-cell table:style-name="ce7" table:formula="of:=[.I19]/(0.5*[.$C$13])" office:value-type="float" office:value="17995.8474025758" calcext:value-type="float">
            <text:p>17,996</text:p>
          </table:table-cell>
          <table:table-cell/>
          <table:table-cell table:formula="of:=[.J29]/8" office:value-type="float" office:value="2249.48092532197" calcext:value-type="float">
            <text:p>2249</text:p>
          </table:table-cell>
          <table:table-cell office:value-type="float" office:value="6094" calcext:value-type="float">
            <text:p>6094</text:p>
          </table:table-cell>
          <table:table-cell table:style-name="ce6" table:formula="of:=[.J29]-[.M29]" office:value-type="float" office:value="11901.8474025758" calcext:value-type="float">
            <text:p>11902</text:p>
          </table:table-cell>
          <table:table-cell table:formula="of:=[.N29]/2" office:value-type="float" office:value="5950.9237012879" calcext:value-type="float">
            <text:p>5950.9237012879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1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8"/>
          <table:table-cell table:style-name="ce1"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34]/([.$C$13]*3)" office:value-type="float" office:value="118.649258542875" calcext:value-type="float">
            <text:p>119</text:p>
          </table:table-cell>
          <table:table-cell/>
          <table:table-cell table:formula="of:=[.J34]/8" office:value-type="float" office:value="14.8311573178594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35]/([.$C$13]*3)" office:value-type="float" office:value="267.146453214809" calcext:value-type="float">
            <text:p>267</text:p>
          </table:table-cell>
          <table:table-cell/>
          <table:table-cell table:formula="of:=[.J35]/8" office:value-type="float" office:value="33.3933066518511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36]/([.$C$13]*3)" office:value-type="float" office:value="448.818553079411" calcext:value-type="float">
            <text:p>449</text:p>
          </table:table-cell>
          <table:table-cell/>
          <table:table-cell table:formula="of:=[.J36]/8" office:value-type="float" office:value="56.1023191349263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37]/([.$C$13]*3)" office:value-type="float" office:value="1230.85346656645" calcext:value-type="float">
            <text:p>1,231</text:p>
          </table:table-cell>
          <table:table-cell/>
          <table:table-cell table:formula="of:=[.J37]/8" office:value-type="float" office:value="153.856683320807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38]/([.$C$13]*3)" office:value-type="float" office:value="2463.36551947375" calcext:value-type="float">
            <text:p>2,463</text:p>
          </table:table-cell>
          <table:table-cell/>
          <table:table-cell table:formula="of:=[.J38]/8" office:value-type="float" office:value="307.920689934218" calcext:value-type="float">
            <text:p>3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39]/([.$C$13]*3)" office:value-type="float" office:value="2999.3079004293" calcext:value-type="float">
            <text:p>2,999</text:p>
          </table:table-cell>
          <table:table-cell/>
          <table:table-cell table:formula="of:=[.J39]/8" office:value-type="float" office:value="374.913487553662" calcext:value-type="float">
            <text:p>3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“1: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42]/([.$C$13]*4)" office:value-type="float" office:value="88.9869439071564" calcext:value-type="float">
            <text:p>89</text:p>
          </table:table-cell>
          <table:table-cell/>
          <table:table-cell table:formula="of:=[.J42]/8" office:value-type="float" office:value="11.1233679883945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43]/([.$C$13]*4)" office:value-type="float" office:value="200.359839911107" calcext:value-type="float">
            <text:p>200</text:p>
          </table:table-cell>
          <table:table-cell/>
          <table:table-cell table:formula="of:=[.J43]/8" office:value-type="float" office:value="25.0449799888884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44]/([.$C$13]*4)" office:value-type="float" office:value="336.613914809558" calcext:value-type="float">
            <text:p>337</text:p>
          </table:table-cell>
          <table:table-cell/>
          <table:table-cell table:formula="of:=[.J44]/8" office:value-type="float" office:value="42.0767393511947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45]/([.$C$13]*4)" office:value-type="float" office:value="923.14009992484" calcext:value-type="float">
            <text:p>923</text:p>
          </table:table-cell>
          <table:table-cell/>
          <table:table-cell table:formula="of:=[.J45]/8" office:value-type="float" office:value="115.392512490605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46]/([.$C$13]*4)" office:value-type="float" office:value="1847.52413960531" calcext:value-type="float">
            <text:p>1,848</text:p>
          </table:table-cell>
          <table:table-cell/>
          <table:table-cell table:formula="of:=[.J46]/8" office:value-type="float" office:value="230.940517450664" calcext:value-type="float">
            <text:p>2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47]/([.$C$13]*4)" office:value-type="float" office:value="2249.48092532197" calcext:value-type="float">
            <text:p>2,249</text:p>
          </table:table-cell>
          <table:table-cell/>
          <table:table-cell table:formula="of:=[.J47]/8" office:value-type="float" office:value="281.185115665247" calcext:value-type="float">
            <text:p>28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5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0]/([.$C$13]*5)" office:value-type="float" office:value="71.1895551257251" calcext:value-type="float">
            <text:p>71</text:p>
          </table:table-cell>
          <table:table-cell/>
          <table:table-cell table:formula="of:=[.J50]/8" office:value-type="float" office:value="8.89869439071564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1]/([.$C$13]*5)" office:value-type="float" office:value="160.287871928886" calcext:value-type="float">
            <text:p>160</text:p>
          </table:table-cell>
          <table:table-cell/>
          <table:table-cell table:formula="of:=[.J51]/8" office:value-type="float" office:value="20.0359839911107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52]/([.$C$13]*5)" office:value-type="float" office:value="269.291131847646" calcext:value-type="float">
            <text:p>269</text:p>
          </table:table-cell>
          <table:table-cell/>
          <table:table-cell table:formula="of:=[.J52]/8" office:value-type="float" office:value="33.6613914809558" calcext:value-type="float">
            <text:p>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53]/([.$C$13]*5)" office:value-type="float" office:value="738.512079939872" calcext:value-type="float">
            <text:p>739</text:p>
          </table:table-cell>
          <table:table-cell/>
          <table:table-cell table:formula="of:=[.J53]/8" office:value-type="float" office:value="92.314009992484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54]/([.$C$13]*5)" office:value-type="float" office:value="1478.01931168425" calcext:value-type="float">
            <text:p>1,478</text:p>
          </table:table-cell>
          <table:table-cell/>
          <table:table-cell table:formula="of:=[.J54]/8" office:value-type="float" office:value="184.752413960531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55]/([.$C$13]*5)" office:value-type="float" office:value="1799.58474025758" calcext:value-type="float">
            <text:p>1,800</text:p>
          </table:table-cell>
          <table:table-cell/>
          <table:table-cell table:formula="of:=[.J55]/8" office:value-type="float" office:value="224.948092532197" calcext:value-type="float">
            <text:p>2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6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58]/([.$C$13]*6)" office:value-type="float" office:value="59.3246292714376" calcext:value-type="float">
            <text:p>59</text:p>
          </table:table-cell>
          <table:table-cell/>
          <table:table-cell table:formula="of:=[.J58]/8" office:value-type="float" office:value="7.415578658929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59]/([.$C$13]*6)" office:value-type="float" office:value="133.573226607405" calcext:value-type="float">
            <text:p>134</text:p>
          </table:table-cell>
          <table:table-cell/>
          <table:table-cell table:formula="of:=[.J59]/8" office:value-type="float" office:value="16.6966533259256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0]/([.$C$13]*6)" office:value-type="float" office:value="224.409276539705" calcext:value-type="float">
            <text:p>224</text:p>
          </table:table-cell>
          <table:table-cell/>
          <table:table-cell table:formula="of:=[.J60]/8" office:value-type="float" office:value="28.0511595674632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1]/([.$C$13]*6)" office:value-type="float" office:value="615.426733283227" calcext:value-type="float">
            <text:p>615</text:p>
          </table:table-cell>
          <table:table-cell/>
          <table:table-cell table:formula="of:=[.J61]/8" office:value-type="float" office:value="76.9283416604033" calcext:value-type="float">
            <text:p>7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2]/([.$C$13]*6)" office:value-type="float" office:value="1231.68275973687" calcext:value-type="float">
            <text:p>1,232</text:p>
          </table:table-cell>
          <table:table-cell/>
          <table:table-cell table:formula="of:=[.J62]/8" office:value-type="float" office:value="153.960344967109" calcext:value-type="float">
            <text:p>1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63]/([.$C$13]*6)" office:value-type="float" office:value="1499.65395021465" calcext:value-type="float">
            <text:p>1,500</text:p>
          </table:table-cell>
          <table:table-cell/>
          <table:table-cell table:formula="of:=[.J63]/8" office:value-type="float" office:value="187.456743776831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7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65]/([.$C$13]*7)" office:value-type="float" office:value="50.8496822326608" calcext:value-type="float">
            <text:p>51</text:p>
          </table:table-cell>
          <table:table-cell/>
          <table:table-cell table:formula="of:=[.J65]/8" office:value-type="float" office:value="6.356210279082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66]/([.$C$13]*7)" office:value-type="float" office:value="114.491337092061" calcext:value-type="float">
            <text:p>114</text:p>
          </table:table-cell>
          <table:table-cell/>
          <table:table-cell table:formula="of:=[.J66]/8" office:value-type="float" office:value="14.3114171365076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67]/([.$C$13]*7)" office:value-type="float" office:value="192.350808462605" calcext:value-type="float">
            <text:p>192</text:p>
          </table:table-cell>
          <table:table-cell/>
          <table:table-cell table:formula="of:=[.J67]/8" office:value-type="float" office:value="24.0438510578256" calcext:value-type="float">
            <text:p>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68]/([.$C$13]*7)" office:value-type="float" office:value="527.50862852848" calcext:value-type="float">
            <text:p>528</text:p>
          </table:table-cell>
          <table:table-cell/>
          <table:table-cell table:formula="of:=[.J68]/8" office:value-type="float" office:value="65.93857856606" calcext:value-type="float">
            <text:p>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69]/([.$C$13]*7)" office:value-type="float" office:value="1055.72807977446" calcext:value-type="float">
            <text:p>1,056</text:p>
          </table:table-cell>
          <table:table-cell/>
          <table:table-cell table:formula="of:=[.J69]/8" office:value-type="float" office:value="131.966009971808" calcext:value-type="float">
            <text:p>1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0]/([.$C$13]*7)" office:value-type="float" office:value="1285.41767161256" calcext:value-type="float">
            <text:p>1,285</text:p>
          </table:table-cell>
          <table:table-cell/>
          <table:table-cell table:formula="of:=[.J70]/8" office:value-type="float" office:value="160.67720895157" calcext:value-type="float">
            <text:p>16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8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2]/([.$C$13]*8)" office:value-type="float" office:value="44.4934719535782" calcext:value-type="float">
            <text:p>44</text:p>
          </table:table-cell>
          <table:table-cell/>
          <table:table-cell table:formula="of:=[.J72]/8" office:value-type="float" office:value="5.56168399419727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73]/([.$C$13]*8)" office:value-type="float" office:value="100.179919955553" calcext:value-type="float">
            <text:p>100</text:p>
          </table:table-cell>
          <table:table-cell/>
          <table:table-cell table:formula="of:=[.J73]/8" office:value-type="float" office:value="12.5224899944442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74]/([.$C$13]*8)" office:value-type="float" office:value="168.306957404779" calcext:value-type="float">
            <text:p>168</text:p>
          </table:table-cell>
          <table:table-cell/>
          <table:table-cell table:formula="of:=[.J74]/8" office:value-type="float" office:value="21.0383696755974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75]/([.$C$13]*8)" office:value-type="float" office:value="461.57004996242" calcext:value-type="float">
            <text:p>462</text:p>
          </table:table-cell>
          <table:table-cell/>
          <table:table-cell table:formula="of:=[.J75]/8" office:value-type="float" office:value="57.6962562453025" calcext:value-type="float">
            <text:p>5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76]/([.$C$13]*8)" office:value-type="float" office:value="923.762069802655" calcext:value-type="float">
            <text:p>924</text:p>
          </table:table-cell>
          <table:table-cell/>
          <table:table-cell table:formula="of:=[.J76]/8" office:value-type="float" office:value="115.470258725332" calcext:value-type="float">
            <text:p>1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77]/([.$C$13]*8)" office:value-type="float" office:value="1124.74046266099" calcext:value-type="float">
            <text:p>1,125</text:p>
          </table:table-cell>
          <table:table-cell/>
          <table:table-cell table:formula="of:=[.J77]/8" office:value-type="float" office:value="140.592557832623" calcext:value-type="float">
            <text:p>14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9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79]/([.$C$13]*9)" office:value-type="float" office:value="39.5497528476251" calcext:value-type="float">
            <text:p>40</text:p>
          </table:table-cell>
          <table:table-cell/>
          <table:table-cell table:formula="of:=[.J79]/8" office:value-type="float" office:value="4.94371910595313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0]/([.$C$13]*9)" office:value-type="float" office:value="89.0488177382697" calcext:value-type="float">
            <text:p>89</text:p>
          </table:table-cell>
          <table:table-cell/>
          <table:table-cell table:formula="of:=[.J80]/8" office:value-type="float" office:value="11.1311022172837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1]/([.$C$13]*9)" office:value-type="float" office:value="149.606184359804" calcext:value-type="float">
            <text:p>150</text:p>
          </table:table-cell>
          <table:table-cell/>
          <table:table-cell table:formula="of:=[.J81]/8" office:value-type="float" office:value="18.7007730449754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2]/([.$C$13]*9)" office:value-type="float" office:value="410.284488855484" calcext:value-type="float">
            <text:p>410</text:p>
          </table:table-cell>
          <table:table-cell/>
          <table:table-cell table:formula="of:=[.J82]/8" office:value-type="float" office:value="51.2855611069355" calcext:value-type="float">
            <text:p>5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83]/([.$C$13]*9)" office:value-type="float" office:value="821.121839824582" calcext:value-type="float">
            <text:p>821</text:p>
          </table:table-cell>
          <table:table-cell/>
          <table:table-cell table:formula="of:=[.J83]/8" office:value-type="float" office:value="102.640229978073" calcext:value-type="float">
            <text:p>10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84]/([.$C$13]*9)" office:value-type="float" office:value="999.769300143099" calcext:value-type="float">
            <text:p>1,000</text:p>
          </table:table-cell>
          <table:table-cell/>
          <table:table-cell table:formula="of:=[.J84]/8" office:value-type="float" office:value="124.971162517887" calcext:value-type="float">
            <text:p>12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“1:1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59.39431968799" calcext:value-type="float">
            <text:p>6,959</text:p>
          </table:table-cell>
          <table:table-cell table:formula="of:=[.I86]/([.$C$13]*10)" office:value-type="float" office:value="35.5947775628626" calcext:value-type="float">
            <text:p>36</text:p>
          </table:table-cell>
          <table:table-cell/>
          <table:table-cell table:formula="of:=[.J86]/8" office:value-type="float" office:value="4.44934719535782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669.5248825015" calcext:value-type="float">
            <text:p>15,670</text:p>
          </table:table-cell>
          <table:table-cell table:formula="of:=[.I87]/([.$C$13]*10)" office:value-type="float" office:value="80.1439359644428" calcext:value-type="float">
            <text:p>80</text:p>
          </table:table-cell>
          <table:table-cell/>
          <table:table-cell table:formula="of:=[.J87]/8" office:value-type="float" office:value="10.0179919955553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25.535677433" calcext:value-type="float">
            <text:p>26,326</text:p>
          </table:table-cell>
          <table:table-cell table:formula="of:=[.I88]/([.$C$13]*10)" office:value-type="float" office:value="134.645565923823" calcext:value-type="float">
            <text:p>135</text:p>
          </table:table-cell>
          <table:table-cell/>
          <table:table-cell table:formula="of:=[.J88]/8" office:value-type="float" office:value="16.8306957404779" calcext:value-type="float">
            <text:p>1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195.9389278057" calcext:value-type="float">
            <text:p>72,196</text:p>
          </table:table-cell>
          <table:table-cell table:formula="of:=[.I89]/([.$C$13]*10)" office:value-type="float" office:value="369.256039969936" calcext:value-type="float">
            <text:p>369</text:p>
          </table:table-cell>
          <table:table-cell/>
          <table:table-cell table:formula="of:=[.J89]/8" office:value-type="float" office:value="46.157004996242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4489.162545806" calcext:value-type="float">
            <text:p>144,489</text:p>
          </table:table-cell>
          <table:table-cell table:formula="of:=[.I90]/([.$C$13]*10)" office:value-type="float" office:value="739.009655842124" calcext:value-type="float">
            <text:p>739</text:p>
          </table:table-cell>
          <table:table-cell/>
          <table:table-cell table:formula="of:=[.J90]/8" office:value-type="float" office:value="92.3762069802655" calcext:value-type="float">
            <text:p>9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924.962545806" calcext:value-type="float">
            <text:p>175,925</text:p>
          </table:table-cell>
          <table:table-cell table:formula="of:=[.I91]/([.$C$13]*10)" office:value-type="float" office:value="899.792370128789" calcext:value-type="float">
            <text:p>900</text:p>
          </table:table-cell>
          <table:table-cell/>
          <table:table-cell table:formula="of:=[.J91]/8" office:value-type="float" office:value="112.474046266099" calcext:value-type="float">
            <text:p>112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ce9"/>
        <table:table-column table:style-name="co10" table:default-cell-style-name="ce16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Default" office:value-type="string" calcext:value-type="string">
            <text:p>SCENARIO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Genotype:Phenotype</text:p>
          </table:table-cell>
          <table:table-cell table:style-name="Default" office:value-type="string" calcext:value-type="string">
            <text:p>Reduce #controls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1" table:number-rows-spanned="18">
            <text:p>YES</text:p>
          </table:table-cell>
          <table:table-cell table:style-name="ce15" office:value-type="string" calcext:value-type="string">
            <text:p>“1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/>
          <table:table-cell table:style-name="ce15" office:value-type="string" calcext:value-type="string">
            <text:p>“2: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0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Default"/>
          <table:table-cell table:style-name="ce15" office:value-type="string" calcext:value-type="string">
            <text:p>“1: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Default"/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Default"/>
          <table:table-cell table:style-name="ce17"/>
          <table:table-cell table:style-name="ce10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" table:number-rows-spanned="18">
            <text:p>NO</text:p>
          </table:table-cell>
          <table:table-cell table:style-name="ce18" office:value-type="string" calcext:value-type="string">
            <text:p>“1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2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2"/>
          <table:table-cell table:style-name="ce18" office:value-type="string" calcext:value-type="string">
            <text:p>“2: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covered-table-cell table:style-name="ce12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3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style-name="ce14"/>
          <table:table-cell table:style-name="ce18" office:value-type="string" calcext:value-type="string">
            <text:p>“1: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robably not feasible</text:p>
          </table:table-cell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1">
          <table:covered-table-cell table:style-name="ce14"/>
          <table:table-cell table:style-name="ce19"/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style-name="ce14"/>
          <table:table-cell table:style-name="ce20"/>
          <table:table-cell table:style-name="ce13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08:13:50.578721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08:48.521083675</meta:creation-date>
    <dc:date>2020-11-25T12:45:29.777631456</dc:date>
    <meta:editing-duration>P6DT22H38M7S</meta:editing-duration>
    <meta:editing-cycles>9</meta:editing-cycles>
    <meta:generator>LibreOffice/6.0.7.3$Linux_X86_64 LibreOffice_project/00m0$Build-3</meta:generator>
    <meta:document-statistic meta:table-count="2" meta:cell-count="537" meta:object-count="0"/>
  </office:meta>
</office:document-meta>
</file>